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Tua Presença</text:p>
      <text:p text:style-name="P1"/>
      <text:p text:style-name="Standard">intro: D A Bm Bm7 G Em A</text:p>
      <text:p text:style-name="Standard"/>
      <text:p text:style-name="Standard">D <text:s text:c="14"/>A <text:s text:c="15"/>Bm <text:s text:c="7"/>Bm/A </text:p>
      <text:p text:style-name="Standard">Estamos aqui pra te adorar, Senhor </text:p>
      <text:p text:style-name="Standard">G<text:tab/><text:tab/> Em <text:s text:c="9"/>A</text:p>
      <text:p text:style-name="Standard"><text:s text:c="3"/>Nosso <text:s/>Deus <text:s text:c="4"/>nosso pai </text:p>
      <text:p text:style-name="Standard"><text:s text:c="4"/>D <text:s text:c="12"/>A <text:s text:c="11"/>Bm <text:s text:c="10"/>Bm7 </text:p>
      <text:p text:style-name="Standard">A tua presença incomparavel é, Senhor </text:p>
      <text:p text:style-name="Standard"><text:s text:c="9"/>G <text:s text:c="21"/>Em <text:s text:c="5"/></text:p>
      <text:p text:style-name="Standard">Mais preciosa que esmeraldas </text:p>
      <text:p text:style-name="Standard"><text:s text:c="9"/>G <text:s text:c="18"/>Em <text:s text:c="5"/></text:p>
      <text:p text:style-name="Standard">Mais preciosa que a prata <text:s text:c="21"/></text:p>
      <text:p text:style-name="Standard"><text:s text:c="9"/>G <text:s text:c="22"/>A <text:s text:c="20"/>D <text:s text:c="8"/>Voltar: ( A ) </text:p>
      <text:p text:style-name="Standard">Mais preciosa que o puro ouro de Ofir <text:s text:c="8"/>Refrão:( D7 ) </text:p>
      <text:p text:style-name="Standard"><text:s text:c="2"/></text:p>
      <text:p text:style-name="Standard"><text:s text:c="14"/>G <text:s text:c="5"/>A <text:s text:c="10"/>D <text:s text:c="3"/>D7</text:p>
      <text:p text:style-name="Standard">A tua presença é Maravilhosa </text:p>
      <text:p text:style-name="Standard"><text:s text:c="14"/>G <text:s text:c="5"/>A <text:s text:c="14"/>D <text:s text:c="4"/>D7 </text:p>
      <text:p text:style-name="Standard">A tua presença é tão Majestosa </text:p>
      <text:p text:style-name="Standard"><text:s text:c="14"/>G <text:s text:c="2"/>A <text:s/>Bm <text:s text:c="12"/>F# <text:s/>Bm </text:p>
      <text:p text:style-name="Standard">A tua presença é, <text:s text:c="3"/>incomparável é </text:p>
      <text:p text:style-name="Standard"><text:s/></text:p>
      <text:p text:style-name="Standard"><text:s text:c="13"/>G <text:s text:c="20"/>Em </text:p>
      <text:p text:style-name="Standard">Como é bom Senhor estar </text:p>
      <text:p text:style-name="Standard"><text:s text:c="13"/>G <text:s text:c="20"/>Em</text:p>
      <text:p text:style-name="Standard">Como é bom Senhor estar </text:p>
      <text:p text:style-name="Standard"><text:s text:c="13"/>G <text:s text:c="19"/>A </text:p>
      <text:p text:style-name="Standard">Como é bom Senhor estar </text:p>
      <text:p text:style-name="Standard"><text:s text:c="17"/>D </text:p>
      <text:p text:style-name="Standard">Em tua presença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o Vieira</meta:initial-creator>
    <meta:creation-date>2016-06-26T17:18:40</meta:creation-date>
    <dc:date>2017-05-21T16:26:44.471204131</dc:date>
    <meta:editing-duration>PT9M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23" meta:character-count="989" meta:non-whitespace-character-count="404"/>
  </office:meta>
</office:document-meta>
</file>